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style:font-name="Times New Roman"/>
    </style:style>
    <style:style style:name="P10"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1" style:family="paragraph" style:parent-style-name="Text_20_body">
      <style:paragraph-properties fo:text-align="center" style:justify-single-word="false"/>
    </style:style>
    <style:style style:name="P12" style:family="paragraph" style:parent-style-name="Text_20_body">
      <style:text-properties style:use-window-font-color="true" style:font-name="Times New Roman" fo:background-color="transparent"/>
    </style:style>
    <style:style style:name="P13" style:family="paragraph" style:parent-style-name="Text_20_body">
      <style:paragraph-properties fo:margin-left="0mm" fo:margin-right="0mm" fo:text-indent="10mm" style:auto-text-indent="false"/>
    </style:style>
    <style:style style:name="P14" style:family="paragraph" style:parent-style-name="Table_20_Contents">
      <style:text-properties fo:font-size="12pt" style:font-size-asian="12pt" style:font-size-complex="12pt"/>
    </style:style>
    <style:style style:name="P15"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list-style-name="">
      <style:paragraph-properties fo:text-align="justify" style:justify-single-word="false"/>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font-size="12pt" style:font-size-asian="12pt" style:font-size-complex="12pt"/>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3">
      <style:text-properties style:text-underline-style="solid" style:text-underline-width="auto" style:text-underline-color="font-color"/>
    </style:style>
    <style:style style:name="P25" style:family="paragraph" style:parent-style-name="Heading_20_2" style:list-style-name="">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font-name="Times New Roman" fo:letter-spacing="normal" fo:font-style="normal" fo:font-weight="normal"/>
    </style:style>
    <style:style style:name="T13" style:family="text">
      <style:text-properties fo:font-variant="normal" fo:text-transform="none" style:use-window-font-color="true" style:font-name="Times New Roman" fo:letter-spacing="normal" fo:font-style="normal" fo:font-weight="normal" fo:background-color="transparent"/>
    </style:style>
    <style:style style:name="T14"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5"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6"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7" style:family="text">
      <style:text-properties fo:font-size="11pt" style:font-size-asian="11pt" style:font-size-complex="11pt"/>
    </style:style>
    <style:style style:name="T18" style:family="text">
      <style:text-properties style:use-window-font-color="true" style:font-name="Times New Roman"/>
    </style:style>
    <style:style style:name="T19"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Masarykova univerzita</text:h>
      <text:h text:style-name="P21" text:outline-level="1">Fakulta informatiky</text:h>
      <text:p text:style-name="P11"/>
      <text:p text:style-name="P11"/>
      <text:p text:style-name="P11"/>
      <text:p text:style-name="P11"/>
      <text:p text:style-name="P11"/>
      <text:p text:style-name="P11"/>
      <text:h text:style-name="P27" text:outline-level="4">Bakalářská práce</text:h>
      <text:p text:style-name="P11"/>
      <text:h text:style-name="P20" text:outline-level="1">Nástroje pro migraci webového archivu</text:h>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8" text:outline-level="4">Martin Prokop<text:tab/><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3" text:outline-level="1">Poděkování</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V tomto místě bych chtěl poděkovat Mgr. Václavovi Roseckému a Ing. Petrovi Žabičkovi za pomoc při řešení této bakalářské práce.</text:h>
      <text:h text:style-name="P22" text:outline-level="1">Shrnutí</text:h>
      <text:p text:style-name="P4">(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4">(Doplním později)</text:p>
      <text:h text:style-name="P22" text:outline-level="1">Úvod</text:h>
      <text:p text:style-name="P4">(Doplním později)</text:p>
      <text:p text:style-name="P4">Budu psát o nutnosti převodu archivu do WARC</text:p>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7">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2899181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Dále probíhal vývoj nových nástrojů. Jedná se konkrétně o:</text:p>
      <text:list xml:id="list1791311665"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4">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5">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5">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již dříve zmínění nástroje jako NEDLIB, Heritrix. </text:p>
      <text:p text:style-name="P6">„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5">Projekt je i nadále řešen v rámci stejného projektu jako v roce 2004 a <text:s/>pokračuje v podstatě ve stejných kolejích. </text:p>
      <text:p text:style-name="P5">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265158601"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5">Tým také pracuje na lokalizaci užívaných nástrojů. Prozkoumává se i možnost průběžné analýzy sklizně. </text:p>
      <text:p text:style-name="P5">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5">Aktuální je i problém změny legislativy týkající se uchovávání elektronických informačních zdrojů. Tento problém úzce souvisí s licencí Creative Commons. Licencí Creative Commons se též zabývám v jiné části své práce.</text:p>
      <text:p text:style-name="P5">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5">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15">(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text:soft-page-break/>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584756327"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text:soft-page-break/>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8">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5">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5">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5">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text:soft-page-break/>elektronických zdrojů do archivu, přesněji řečeno kritérii výběru elektronických zdrojů. 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5">„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2">Jedná se o modul programu Heritrix, který má na starost zachytávání duplicitních souborů v rámci série sklizní. Modul vyvíj<text:span text:style-name="T17">í</text:span><text:span text:style-name="T8"> National and University Library of Iceland. Nástroj byl poprvé nasazen při sklizni v roce 2010, funguje tak, že kontroluje duplicitu archivovaných souborů, které mají jiný mimetype než html/text.</text:span></text:p>
      <text:p text:style-name="P10">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4"><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4"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Pro mou práci je rozhodující pro analýzu obsahu archivů při převodu z ARC do WARC.</text:p>
      <text:p text:style-name="P4">Podrobně se budu tímto programem zabývat části věnované migraci archivů.</text:p>
      <text:h text:style-name="P24"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Podrobně se budu tímto programem zabývat části věnované migraci archivů.</text:p>
      <text:p text:style-name="P4">(Doplň)</text:p>
      <text:h text:style-name="P24" text:outline-level="3">A další verze JHOVE2<text:note text:id="ftn72" text:note-class="footnote"><text:note-citation>72</text:note-citation><text:note-body><text:p text:style-name="Footnote">https://bitbucket.org/lbihanic/jhove2-bnf/</text:p></text:note-body></text:note></text:h>
      <text:p text:style-name="P4">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text:soft-page-break/>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7</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9"><text:span text:style-name="T13">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19"><text:span text:style-name="T18">V roce 2009 realizoval Adam Brokeš WA Admin v2 v rámci své bakalářské práce s názvem Systém pro správu procesu archivace webových informačních zdrojů</text:span><text:span text:style-name="T18"><text:note text:id="ftn0" text:note-class="footnote"><text:note-citation>78</text:note-citation><text:note-body><text:p text:style-name="Footnote">Práce dostupná na: http://is.muni.cz/th/173018/fi_b/</text:p></text:note-body></text:note></text:span><text:span text:style-name="T18">. WA Admin v2 nahradil nástroj vytvořený Lukášem Matějkou a stejně jako WA Admin sloužil pro </text:span><text:span text:style-name="T12">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text:soft-page-break/>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text:soft-page-break/>Přidám screenshoty, zobrazený webovky a třeba časové osy atd.</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9">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P19"><text:span text:style-name="T18">Nástroj vyvinutý v roce 2006</text:span><text:span text:style-name="T16">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P19">Nástroj na vyhledávání webových zdrojů v archivu. Byl je v projektu WebArchiv v kombinaci s nástroji NutchWAX a <text:span text:style-name="T14">ARCRetriever. Od roku 2007 je napojen přímo na webové stránky WebArchivu a umožňuje fulltextové vyhledávání a archivu stažených stránek.</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
      <text:h text:style-name="P26" text:outline-level="2">Formát nedlib<text:note text:id="ftn88"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14269236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12350637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5">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90</text:note-citation><text:note-body><text:p text:style-name="Footnote">http://is.muni.cz/th/173018/fi_m/</text:p></text:note-body></text:note>.</text:p>
      <text:p text:style-name="P4">(Mám dát více informací?)</text:p>
      <text:p text:style-name="P4"><text:soft-page-break/>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P25" text:outline-level="2"/>
      <text:h text:style-name="P26"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2"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p text:style-name="P4"/>
      <text:p text:style-name="P4"/>
      <text:p text:style-name="P4"/>
      <text:p text:style-name="P4"><text:a xlink:type="simple" xlink:href="http://sourceforge.net/projects/jpype/">http://sourceforge.net/projects/jpype/</text:a></text:p>
      <text:p text:style-name="P4"/>
      <text:p text:style-name="P4"/>
      <text:p text:style-name="P4">jython.org</text:p>
      <text:h text:style-name="P22" text:outline-level="1">Závěr</text:h>
      <text:h text:style-name="P22"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2"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2T01:39:06</dc:date>
    <dc:creator>Martin Prokop</dc:creator>
    <meta:editing-duration>P2DT6H49M19S</meta:editing-duration>
    <meta:editing-cycles>871</meta:editing-cycles>
    <meta:document-statistic meta:table-count="1" meta:image-count="0" meta:object-count="0" meta:page-count="38" meta:paragraph-count="457" meta:word-count="6957" meta:character-count="50045" meta:non-whitespace-character-count="43615"/>
  </office:meta>
</office:document-meta>
</file>